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69.95mm" table:align="left"/>
    </style:style>
    <style:style style:name="Table1.A" style:family="table-column">
      <style:table-column-properties style:column-width="26.86mm"/>
    </style:style>
    <style:style style:name="Table1.B" style:family="table-column">
      <style:table-column-properties style:column-width="19.74mm"/>
    </style:style>
    <style:style style:name="Table1.C" style:family="table-column">
      <style:table-column-properties style:column-width="123.35mm"/>
    </style:style>
    <style:style style:name="Table1.A1" style:family="table-cell">
      <style:table-cell-properties fo:padding="0.97mm" fo:border-left="0.02mm solid #000000" fo:border-right="none" fo:border-top="0.02mm solid #000000" fo:border-bottom="0.02mm solid #000000"/>
    </style:style>
    <style:style style:name="Table1.C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C2" style:family="table-cell">
      <style:table-cell-properties fo:padding="0.97mm" fo:border-left="0.02mm solid #000000" fo:border-right="0.02mm solid #000000" fo:border-top="none" fo:border-bottom="0.02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text-properties fo:background-color="transparent"/>
    </style:style>
    <style:style style:name="P4" style:family="paragraph" style:parent-style-name="Standard">
      <style:paragraph-properties fo:margin-left="12.7mm" fo:margin-right="0mm" fo:text-indent="0mm" style:auto-text-indent="false"/>
      <style:text-properties fo:language="en" fo:country="US"/>
    </style:style>
    <style:style style:name="P5" style:family="paragraph" style:parent-style-name="Standard">
      <style:paragraph-properties fo:margin-left="12.7mm" fo:margin-right="0mm" fo:text-indent="0mm" style:auto-text-indent="false"/>
      <style:text-properties fo:language="en" fo:country="US" fo:background-color="transparent"/>
    </style:style>
    <style:style style:name="P6" style:family="paragraph" style:parent-style-name="Table_20_Contents">
      <style:text-properties fo:language="en" fo:country="US"/>
    </style:style>
    <style:style style:name="P7" style:family="paragraph" style:parent-style-name="Table_20_Contents">
      <style:paragraph-properties fo:text-align="center" style:justify-single-word="false"/>
      <style:text-properties fo:language="en" fo:country="US"/>
    </style:style>
    <style:style style:name="P8" style:family="paragraph" style:parent-style-name="Table_20_Contents">
      <style:paragraph-properties fo:text-align="center" style:justify-single-word="false"/>
      <style:text-properties fo:language="en" fo:country="US" fo:background-color="#ffff00"/>
    </style:style>
    <style:style style:name="P9" style:family="paragraph" style:parent-style-name="Heading_20_2">
      <style:text-properties fo:language="en" fo:country="US"/>
    </style:style>
    <style:style style:name="P10" style:family="paragraph" style:parent-style-name="Heading_20_1" style:master-page-name="First_20_Page">
      <style:paragraph-properties style:page-number="auto"/>
    </style:style>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loext:char-shading-value="0"/>
    </style:style>
    <style:style style:name="T3" style:family="text">
      <style:text-properties fo:background-color="transparent" loext:char-shading-value="0"/>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7353111305830098401" text:style-name="Outline">
        <text:list-item>
          <text:h text:style-name="P10" text:outline-level="1">Legal information</text:h>
          <text:list>
            <text:list-item>
              <text:h text:style-name="Heading_20_2" text:outline-level="2">Definitions</text:h>
            </text:list-item>
          </text:list>
        </text:list-item>
      </text:list>
      <text:p text:style-name="Standard"><text:span text:style-name="T1">Draft</text:span> – A draft status on a document indicates that the content is still under internal review and subject to formal approval, which may result in modifications or additions. Envox does not give any representations or warranties as to the accuracy or completeness of information included in a draft version of a document and shall have no liability for the consequences of use of such information.</text:p>
      <text:p text:style-name="Standard"/>
      <text:list xml:id="list1387152670" text:continue-numbering="true" text:style-name="Outline">
        <text:list-item>
          <text:list>
            <text:list-item>
              <text:h text:style-name="Heading_20_2" text:outline-level="2">Disclaimers</text:h>
            </text:list-item>
          </text:list>
        </text:list-item>
      </text:list>
      <text:p text:style-name="Standard"><text:span text:style-name="T1">Limited warranty and liability</text:span> – Information in this document is believed to be accurate and reliable. However, Envox does not give any representations or warranties, expressed or implied, as to the accuracy or completeness of such information and shall have no liability for the consequences of use of such information. Envox takes no responsibility for the content in this document if provided by an information source outside of Envox.</text:p>
      <text:p text:style-name="Standard">In no event shall Envox be liable for any indirect, incidental, punitive, special or consequential damages (including – without limitation – lost profits, lost savings, business interruption, costs related to the removal or replacement of any products or rework charges) whether or not such damages are based on tort (including negligence), warranty, breach of contract or any other legal theory.</text:p>
      <text:p text:style-name="Standard">Notwithstanding any damages that customer might incur for any reason whatsoever, Envox’ aggregate and cumulative liability towards customer for the products described herein shall be limited in accordance with the Terms and conditions of commercial sale of Envox.</text:p>
      <text:p text:style-name="Standard"/>
      <text:p text:style-name="Standard"><text:span text:style-name="T1">Right to make changes</text:span> – Envox reserves the right to make changes to information published in this document, including without limitation specifications and product descriptions, at any time and without notice. This document supersedes and replaces all information supplied prior to the publication hereof.</text:p>
      <text:p text:style-name="Standard"/>
      <text:p text:style-name="Standard"><text:span text:style-name="T1">Suitability for use</text:span> – Envox products are not designed, authorized or warranted to be suitable for use in life support, life-critical or safety-critical systems or equipment, nor in applications where failure or malfunction of an Envox product can reasonably be expected to result in personal injury, death or severe property or environmental damage. Envox and its suppliers accept no liability for inclusion and/or use of Envox products in such equipment or applications and therefore such inclusion and/or use is at the customer’s own risk.</text:p>
      <text:p text:style-name="Standard"/>
      <text:p text:style-name="Standard"><text:span text:style-name="T1">Applications</text:span> – Applications that are described herein for any of these products are for illustrative purposes only. Envox makes no representation or warranty that such applications will be suitable for the specified use without further testing or modification.</text:p>
      <text:p text:style-name="Standard">Customers are responsible for the design and operation of their applications and products using Envox products, and Envox accepts no liability for any assistance with applications or customer product design. It is customer’s sole responsibility to determine whether the Envox product is suitable and fit for the customer’s applications and products planned, as well as for the planned application and use of customer’s third party customer(s). Customers should provide appropriate design and operating safeguards to minimize the risks associated with their applications and products.</text:p>
      <text:p text:style-name="Standard">Envox does not accept any liability related to any default, damage, costs or problem which is based on any weakness or default in the customer’s applications or products, or the application or use by customer’s third party customer(s). Customer is responsible for doing all necessary testing for the customer’s applications and products using Envox products in order to avoid a default of the applications and the products or of the application or use by customer’s 3rd party customer(s). Envox does not accept any liability in this respect.</text:p>
      <text:p text:style-name="Standard"/>
      <text:p text:style-name="Standard"><text:span text:style-name="T1">Suitability for use in non-automotive qualified products</text:span> – Unless this data sheet expressly states that this specific Envox product is automotive qualified, the product is not suitable for automotive use. It is neither qualified nor tested in accordance with automotive testing or application requirements. Envox accepts no liability for inclusion and/or use of non-automotive qualified products in automotive equipment or applications.</text:p>
      <text:p text:style-name="Standard">In the event that customer uses the product for design-in and use in automotive applications to automotive specifications and standards, customer (a) shall use the product without Envox’ warranty</text:p>
      <text:p text:style-name="Standard">of the product for such automotive applications, use and specifications, and (b) whenever customer <text:soft-page-break/>uses the product for automotive applications beyond Envox’ specifications such use shall be solely at customer’s own risk, and (c) customer fully indemnifies Envox for any liability, damages or failed product claims resulting from customer design and use of the product for automotive applications beyond Envox’ standard warranty and Envox’ product specifications.</text:p>
      <text:p text:style-name="Standard"/>
      <text:p text:style-name="Standard"><text:span text:style-name="T1">Security</text:span> – Customer understands that all Envox products may be subject to unidentified vulnerabilities or may support established security standards or specifications with known limitations. Customer is responsible for the design and operation of its applications and products throughout their life cycles to reduce the effect of these vulnerabilities on customer’s applications and products. Customer’s responsibility also extends to other open and/or proprietary technologies supported by Envox products for use in customer’s applications. Envox accepts no liability for any vulnerability. Customer should regularly check security updates from Envox and follow up appropriately.</text:p>
      <text:p text:style-name="Standard">Customer shall select products with security features that best meet rules, regulations, and standards of the intended application and make the ultimate design decisions regarding its products and is solely responsible for compliance with all legal, regulatory, and security related requirements concerning its products, regardless of any information or support that may be provided by Envox. </text:p>
      <text:p text:style-name="Standard"><text:span text:style-name="T3">To report a security issue, use the EEZ Studio </text:span><text:a xlink:type="simple" xlink:href="https://github.com/eez-open/studio/issues" office:target-frame-name="_blank" xlink:show="new" text:style-name="Internet_20_link" text:visited-style-name="Visited_20_Internet_20_Link"><text:span text:style-name="T3">issue tracker</text:span></text:a><text:span text:style-name="T3">.</text:span></text:p>
      <text:list xml:id="list1309562601" text:continue-numbering="true" text:style-name="Outline">
        <text:list-item>
          <text:list>
            <text:list-item>
              <text:h text:style-name="Heading_20_2" text:outline-level="2">Miscellaneous</text:h>
            </text:list-item>
          </text:list>
        </text:list-item>
      </text:list>
      <text:p text:style-name="Standard"><text:span text:style-name="T1">Open source license and contributions</text:span> – EEZ Studio uses the <text:span text:style-name="T6">GPL v3</text:span> license. To view a copy of this license, please visit <text:a xlink:type="simple" xlink:href="https://www.gnu.org/licenses/gpl-3.0.html" text:style-name="Internet_20_link" text:visited-style-name="Visited_20_Internet_20_Link"><text:span text:style-name="T7">https://www.gnu.org/licenses/gpl-3.0.html</text:span></text:a>. EEZ Studio uses the <text:a xlink:type="simple" xlink:href="http://rfc.zeromq.org/spec:22" office:target-frame-name="_blank" xlink:show="new" text:style-name="Internet_20_link" text:visited-style-name="Visited_20_Internet_20_Link">C4.1 (Collective Code Construction Contract)</text:a> process for contributions.</text:p>
      <text:p text:style-name="Standard"><text:span text:style-name="T4">This document is released under </text:span><text:span text:style-name="T5">open license FDL v1.3</text:span><text:span text:style-name="T4"> from GNU.org. Therefore you are entitled to freely copy and redistribute it, with or without modifying it, either commercially or non-commercially. For additional details please consult the content of the </text:span><text:a xlink:type="simple" xlink:href="https://www.gnu.org/licenses/fdl-1.3.txt" office:target-frame-name="_blank" xlink:show="new" text:style-name="Internet_20_link" text:visited-style-name="Visited_20_Internet_20_Link">license</text:a><text:span text:style-name="T4">.</text:span></text:p>
      <text:p text:style-name="Standard"/>
      <text:p text:style-name="Standard"><text:span text:style-name="T1">Terms and conditions of commercial sale</text:span> – Envox products are sold subject to the general terms and conditions of commercial sale, as published at <text:a xlink:type="simple" xlink:href="https://www.envox.eu/company/terms-of-use/" text:style-name="Internet_20_link" text:visited-style-name="Visited_20_Internet_20_Link">https://www.envox.eu/company/terms-of-use/</text:a>, unless otherwise agreed in a valid written individual agreement. In case an individual agreement is concluded only the terms and conditions of the respective agreement shall apply. Envox hereby expressly objects to applying the customer’s general terms and conditions with regard to the purchase of Envox products by customer.</text:p>
      <text:p text:style-name="Standard"/>
      <text:p text:style-name="Standard"><text:span text:style-name="T2">Translations</text:span><text:span text:style-name="T3"> – A non-English (translated) version of a document, including the legal information in that document, is for reference only. The English version shall prevail in case of any discrepancy between the translated and English versions.</text:span></text:p>
      <text:p text:style-name="Standard"/>
      <text:p text:style-name="Standard"><text:span text:style-name="T2">Export control </text:span><text:span text:style-name="T3">– This document as well as the item(s) described herein may be subject to export control regulations. Export might require a prior authorization from competent authorities.</text:span></text:p>
      <text:p text:style-name="P3"/>
      <text:p text:style-name="Standard"><text:span text:style-name="T2">Trademarks</text:span><text:span text:style-name="T3"> – All referenced brands, product names, service names, and trademarks are the property of their respective owners.</text:span></text:p>
      <text:list xml:id="list973339930" text:continue-numbering="true" text:style-name="Outline">
        <text:list-item>
          <text:list>
            <text:list-item>
              <text:h text:style-name="P9" text:outline-level="2">Contact information</text:h>
            </text:list-item>
          </text:list>
        </text:list-item>
      </text:list>
      <text:p text:style-name="P1">If you have any problem or requirement when using EEZ products or this manual, please contact Envox:</text:p>
      <text:p text:style-name="P4">Discord server: <text:a xlink:type="simple" xlink:href="https://discord.gg/dhYMnCB" text:style-name="Internet_20_link" text:visited-style-name="Visited_20_Internet_20_Link">https://discord.gg/dhYMnCB</text:a></text:p>
      <text:p text:style-name="P4">E-mail: support@envox.eu</text:p>
      <text:p text:style-name="P4"><text:span text:style-name="T3">Website: </text:span><text:a xlink:type="simple" xlink:href="http://www.envox.eu/" text:style-name="Internet_20_link" text:visited-style-name="Visited_20_Internet_20_Link"><text:span text:style-name="T3">www.envox.eu</text:span></text:a></text:p>
      <text:p text:style-name="P5"/>
      <text:list xml:id="list190406177" text:continue-numbering="true" text:style-name="Outline">
        <text:list-item>
          <text:list>
            <text:list-item>
              <text:h text:style-name="P9" text:outline-level="2">Revision history</text:h>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7">Date</text:p>
          </table:table-cell>
          <table:table-cell table:style-name="Table1.A1" office:value-type="string">
            <text:p text:style-name="P7">Version</text:p>
          </table:table-cell>
          <table:table-cell table:style-name="Table1.C1" office:value-type="string">
            <text:p text:style-name="P7">Changes</text:p>
          </table:table-cell>
        </table:table-row>
        <table:table-row>
          <table:table-cell table:style-name="Table1.A2" office:value-type="string">
            <text:p text:style-name="P8">xxxx-xx-xx</text:p>
          </table:table-cell>
          <table:table-cell table:style-name="Table1.A2" office:value-type="string">
            <text:p text:style-name="P7">1.0</text:p>
          </table:table-cell>
          <table:table-cell table:style-name="Table1.C2" office:value-type="string">
            <text:p text:style-name="P6">Initial release</text:p>
          </table:table-cell>
        </table:table-row>
      </table:table>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C"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C1. Legal informa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C1. Legal information</dc:title>
    <meta:keyword>Open source</meta:keyword>
    <meta:keyword>Test &amp; Measurements</meta:keyword>
    <meta:keyword>SCPI</meta:keyword>
    <meta:keyword>Cross-platform</meta:keyword>
    <meta:keyword>Embedded GUI</meta:keyword>
    <meta:keyword>Low-code</meta:keyword>
    <meta:document-statistic meta:table-count="1" meta:image-count="0" meta:object-count="0" meta:page-count="2" meta:paragraph-count="42" meta:word-count="1167" meta:character-count="7913"/>
    <meta:user-defined meta:name="WebPublish_Post_Id">9264</meta:user-defined>
    <meta:user-defined meta:name="WebPublish_Post_PostType">post</meta:user-defined>
    <meta:user-defined meta:name="WebPublish_Post_PrimaryCategory">187</meta:user-defined>
    <meta:user-defined meta:name="WebPublish_Post_Profile">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